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none" fo:font-weight="normal" officeooo:rsid="002483a4" officeooo:paragraph-rsid="002483a4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1pt" style:text-underline-style="none" fo:font-weight="bold" officeooo:rsid="0072d4c5" officeooo:paragraph-rsid="0072d4c5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1pt" style:text-underline-style="none" fo:font-weight="bold" officeooo:rsid="002d75cc" officeooo:paragraph-rsid="002d75cc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font-name="Liberation Serif" fo:font-size="11pt" fo:letter-spacing="normal" fo:font-style="normal" style:text-underline-style="none" fo:font-weight="normal" officeooo:rsid="00933f75" officeooo:paragraph-rsid="00767c32" style:letter-kerning="false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style:text-outline="false" style:font-name="Liberation Serif" fo:font-size="11pt" fo:letter-spacing="normal" fo:font-style="normal" style:text-underline-style="none" fo:font-weight="bold" officeooo:rsid="00745d2d" officeooo:paragraph-rsid="00745d2d" style:letter-kerning="false" style:font-size-asian="11pt" style:font-style-asian="normal" style:font-weight-asian="bold" style:font-size-complex="11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style:text-outline="false" style:font-name="Liberation Serif" fo:font-size="11pt" fo:letter-spacing="normal" fo:font-style="normal" style:text-underline-style="none" fo:font-weight="bold" officeooo:rsid="00745d2d" officeooo:paragraph-rsid="00933f75" style:letter-kerning="false" style:font-size-asian="11pt" style:font-style-asian="normal" style:font-weight-asian="bold" style:font-size-complex="11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paragraph-rsid="0027b3ab"/>
    </style:style>
    <style:style style:name="P8" style:family="paragraph" style:parent-style-name="Standard">
      <style:paragraph-properties fo:text-align="center" style:justify-single-word="false"/>
      <style:text-properties fo:font-size="16pt" style:text-underline-style="none" fo:font-weight="bold" officeooo:rsid="002483a4" officeooo:paragraph-rsid="002483a4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style:text-outline="false" style:font-name="Liberation Serif" fo:font-size="11pt" fo:letter-spacing="normal" fo:font-style="normal" style:text-underline-style="none" fo:font-weight="normal" officeooo:rsid="00948bb3" officeooo:paragraph-rsid="00948bb3" style:letter-kerning="false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text-underline-style="none" fo:font-weight="normal" officeooo:rsid="0027b3ab" style:font-weight-asian="normal" style:font-weight-complex="normal"/>
    </style:style>
    <style:style style:name="T2" style:family="text">
      <style:text-properties officeooo:rsid="0029e996"/>
    </style:style>
    <style:style style:name="T3" style:family="text">
      <style:text-properties officeooo:rsid="0030c72f"/>
    </style:style>
    <style:style style:name="T4" style:family="text">
      <style:text-properties officeooo:rsid="00745d2d"/>
    </style:style>
    <style:style style:name="T5" style:family="text">
      <style:text-properties officeooo:rsid="0093b500"/>
    </style:style>
    <style:style style:name="T6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Betriebs- und Kommunikationssysteme</text:p>
      <text:p text:style-name="P8">Übung <text:span text:style-name="T5">11</text:span></text:p>
      <text:p text:style-name="P1"/>
      <text:p text:style-name="P1">Andreas Timmermann, <text:span text:style-name="T3">Nhu Quynh</text:span></text:p>
      <text:p text:style-name="P1">Matrikelnummer: 4994606, …</text:p>
      <text:p text:style-name="P7"><text:span text:style-name="T1">Gruppe 1 (</text:span><text:bookmark text:name="studentViewForm:studentViewSectionsTable:2:instructorName"/>David <text:span text:style-name="T2">Bohn</text:span><text:span text:style-name="T1">)</text:span></text:p>
      <text:p text:style-name="P1"/>
      <text:p text:style-name="P3">Aufgabe 1)</text:p>
      <text:p text:style-name="P2"><text:span text:style-name="T4">(</text:span>a)</text:p>
      <text:p text:style-name="P9"><text:span text:style-name="T6">Bit</text:span> – ist die kleinste Informationseinheit</text:p>
      <text:p text:style-name="P9"><text:span text:style-name="T6">Signal</text:span> – ist die Hardwaremäßige Repräsentation einer Folge von Bits</text:p>
      <text:p text:style-name="P9"><text:span text:style-name="T6">Frequenzmodulation</text:span> – hier werden die Bits in einem Signal durch Veränderung der Frequenz einer Sinuskurve dargestellt</text:p>
      <text:p text:style-name="P9"><text:span text:style-name="T6">Amplitudenmodulation</text:span> – hier werden die Bits in einem Signal durch Veränderung der Amplitude einer Sinuskurve dargestellt</text:p>
      <text:p text:style-name="P9"><text:span text:style-name="T6">Phasenmodulation</text:span> - hier werden die Bits in einem Signal durch Veränderung der Phase einer Sinuskurve dargestellt</text:p>
      <text:p text:style-name="P5">(b)</text:p>
      <text:p text:style-name="P6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List_20_1" style:display-name="List 1" style:family="paragraph" style:parent-style-name="List" style:class="list"/>
    <style:style style:name="List_20_2" style:display-name="List 2" style:family="paragraph" style:parent-style-name="List" style:class="list"/>
    <style:style style:name="List_20_3" style:display-name="List 3" style:family="paragraph" style:parent-style-name="List" style:class="lis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8T16:53:35.064495000</meta:creation-date>
    <meta:generator>LibreOffice/4.4.6.3$MacOSX_X86_64 LibreOffice_project/e8938fd3328e95dcf59dd64e7facd2c7d67c704d</meta:generator>
    <dc:date>2016-01-19T18:21:13.896069000</dc:date>
    <meta:editing-duration>PT12H17M27S</meta:editing-duration>
    <meta:editing-cycles>122</meta:editing-cycles>
    <meta:document-statistic meta:table-count="0" meta:image-count="0" meta:object-count="0" meta:page-count="1" meta:paragraph-count="13" meta:word-count="80" meta:character-count="593" meta:non-whitespace-character-count="522"/>
  </office:meta>
</office:document-meta>
</file>